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text-indent="0in" style:auto-text-indent="false"/>
      <style:text-properties fo:color="#000000" loext:opacity="100%" fo:background-color="#ffffff"/>
    </style:style>
    <style:style style:name="P2" style:family="paragraph" style:parent-style-name="Preformatted_20_Text">
      <style:paragraph-properties fo:margin-left="0in" fo:margin-right="0in" fo:margin-top="0in" fo:margin-bottom="0.1965in" style:contextual-spacing="false" fo:text-indent="0in" style:auto-text-indent="false"/>
      <style:text-properties fo:color="#000000" loext:opacity="100%" fo:background-color="#ffffff"/>
    </style:style>
    <style:style style:name="P3" style:family="paragraph" style:parent-style-name="Preformatted_20_Text">
      <style:text-properties fo:color="#000000" loext:opacity="100%" fo:background-color="#ffffff"/>
    </style:style>
    <style:style style:name="P4" style:family="paragraph" style:parent-style-name="Preformatted_20_Text">
      <style:text-properties fo:color="#000000" loext:opacity="100%" officeooo:rsid="001e550b" officeooo:paragraph-rsid="001e550b" fo:background-color="#ffffff"/>
    </style:style>
    <style:style style:name="P5" style:family="paragraph" style:parent-style-name="Preformatted_20_Text">
      <style:paragraph-properties fo:margin-left="0in" fo:margin-right="0in" fo:text-indent="0in" style:auto-text-indent="false"/>
      <style:text-properties fo:color="#000000" loext:opacity="100%" officeooo:paragraph-rsid="00221dcd" fo:background-color="#ffffff"/>
    </style:style>
    <style:style style:name="P6" style:family="paragraph" style:parent-style-name="Preformatted_20_Text">
      <style:text-properties fo:color="#000000" loext:opacity="100%" officeooo:paragraph-rsid="00221dcd" fo:background-color="#ffffff"/>
    </style:style>
    <style:style style:name="P7" style:family="paragraph" style:parent-style-name="Preformatted_20_Text">
      <style:paragraph-properties fo:margin-left="0in" fo:margin-right="0in" fo:text-indent="0in" style:auto-text-indent="false"/>
      <style:text-properties fo:color="#23d18b" loext:opacity="100%" fo:background-color="#ffffff"/>
    </style:style>
    <style:style style:name="P8" style:family="paragraph" style:parent-style-name="Preformatted_20_Text">
      <style:paragraph-properties fo:margin-left="0in" fo:margin-right="0in" fo:text-indent="0in" style:auto-text-indent="false"/>
      <style:text-properties fo:color="#23d18b" loext:opacity="100%" officeooo:paragraph-rsid="00221dcd" fo:background-color="#ffffff"/>
    </style:style>
    <style:style style:name="P9"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0" style:family="paragraph" style:parent-style-name="Standard">
      <style:text-properties fo:color="#cccccc" loext:opacity="100%" style:font-name="Droid Sans Mono" fo:font-size="10.5pt" fo:font-weight="normal" officeooo:rsid="001bcd37" officeooo:paragraph-rsid="001bcd37" fo:background-color="#1f1f1f"/>
    </style:style>
    <style:style style:name="P11" style:family="paragraph" style:parent-style-name="Standard">
      <style:text-properties officeooo:rsid="0019fba9" officeooo:paragraph-rsid="0019fba9"/>
    </style:style>
    <style:style style:name="P12" style:family="paragraph" style:parent-style-name="Standard">
      <style:text-properties officeooo:rsid="001bcd37" officeooo:paragraph-rsid="001bcd37"/>
    </style:style>
    <style:style style:name="P13" style:family="paragraph" style:parent-style-name="Standard">
      <style:paragraph-properties fo:margin-left="0in" fo:margin-right="0in" style:line-height-at-least="0.198in" fo:text-indent="0in" style:auto-text-indent="false"/>
      <style:text-properties fo:color="#ce9178" loext:opacity="100%" style:font-name="Droid Sans Mono" fo:font-size="10.5pt" fo:font-weight="normal" fo:background-color="#1f1f1f"/>
    </style:style>
    <style:style style:name="P14" style:family="paragraph" style:parent-style-name="Standard">
      <style:text-properties officeooo:rsid="001d4bc3" officeooo:paragraph-rsid="001d4bc3"/>
    </style:style>
    <style:style style:name="P15" style:family="paragraph" style:parent-style-name="Standard">
      <style:text-properties officeooo:rsid="001e550b" officeooo:paragraph-rsid="001e550b"/>
    </style:style>
    <style:style style:name="P16" style:family="paragraph" style:parent-style-name="Standard">
      <style:text-properties officeooo:rsid="00221dcd" officeooo:paragraph-rsid="00221dcd"/>
    </style:style>
    <style:style style:name="T1" style:family="text">
      <style:text-properties fo:color="#9cdcfe" loext:opacity="100%"/>
    </style:style>
    <style:style style:name="T2" style:family="text">
      <style:text-properties fo:color="#d4d4d4" loext:opacity="100%"/>
    </style:style>
    <style:style style:name="T3" style:family="text">
      <style:text-properties fo:color="#ce9178" loext:opacity="100%"/>
    </style:style>
    <style:style style:name="T4" style:family="text">
      <style:text-properties officeooo:rsid="00205456"/>
    </style:style>
    <style:style style:name="T5" style:family="text">
      <style:text-properties fo:color="#0dbc79" loext:opacity="100%" fo:font-weight="bold"/>
    </style:style>
    <style:style style:name="T6" style:family="text">
      <style:text-properties fo:color="#2472c8" loext:opacity="100%" fo:font-weight="bold"/>
    </style:style>
    <style:style style:name="T7" style:family="text">
      <style:text-properties fo:color="#d670d6" loext:opacity="100%"/>
    </style:style>
    <style:style style:name="T8" style:family="text">
      <style:text-properties fo:color="#d670d6" loext:opacity="100%" fo:font-weight="bold"/>
    </style:style>
    <style:style style:name="T9" style:family="text">
      <style:text-properties fo:color="#23d18b" loext:opacity="100%"/>
    </style:style>
    <style:style style:name="T10" style:family="text">
      <style:text-properties fo:color="#23d18b" loext:opacity="100%" fo:font-weight="bold"/>
    </style:style>
    <style:style style:name="T11"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finding_condition</text:span> <text:span text:style-name="T2">=</text:span> <text:span text:style-name="T3">"The audit finding condition is that company employees not protecting confidential information and use unauthorized access to the systems."</text:span></text:p>
      <text:p text:style-name="P9"><text:span text:style-name="T1">finding_criteria</text:span> <text:span text:style-name="T2">=</text:span> <text:span text:style-name="T3">"The audit finding criteria is Central Bank regulation no 123 enforce confidential information protection and to have system access approved and authorized."</text:span></text:p>
      <text:p text:style-name="P9"><text:span text:style-name="T1">finding_rca</text:span> <text:span text:style-name="T2">=</text:span> <text:span text:style-name="T3">"The audit finding root cause analysis is that the company has not implemented a proper data security policy in line with central bank regulation no 123."</text:span></text:p>
      <text:p text:style-name="P9"><text:span text:style-name="T1">finding_risk</text:span> <text:span text:style-name="T2">=</text:span> <text:span text:style-name="T3">"The audit finding risk is that the company is exposed to compliance violation and penalties."</text:span></text:p>
      <text:p text:style-name="P9"><text:span text:style-name="T1">finding_management_action</text:span> <text:span text:style-name="T2">=</text:span> <text:span text:style-name="T3">"The audit finding management action is that the company has to implement and enforce a security policy that fulfills the central bank regulatory requirements no 123."</text:span></text:p>
      <text:p text:style-name="Standard"/>
      <text:p text:style-name="Standard"/>
      <text:p text:style-name="Standard"/>
      <text:p text:style-name="P11">results</text:p>
      <text:p text:style-name="P11"/>
      <text:p text:style-name="P11">(ai_audit_report_writer) ayman@AMHP840G2BML:~/Desktop/ai_audit_report_writer/audit_report_writing_crew$ python ./src/audit_report_writing_crew/main.py </text:p>
      <text:p text:style-name="P11"># Agent: Professional Audit Report Writer</text:p>
      <text:p text:style-name="P11">## Task: 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ament Action, which summarize the needed management actions as practical, feasible solution to mitigate the risks identified in the finding to elicit a <text:s/>positive action.Inline with above, write the audit finding that statifies the above conditions.</text:p>
      <text:p text:style-name="P11"/>
      <text:p text:style-name="P11"/>
      <text:p text:style-name="P11"/>
      <text:p text:style-name="P11"># Agent: Professional Audit Report Writer</text:p>
      <text:p text:style-name="P11">## Final Answer: </text:p>
      <text:p text:style-name="P11">**Title:** Unauthorized Access to Systems and Confidential Information Protection</text:p>
      <text:p text:style-name="P11"/>
      <text:p text:style-name="P11">**Finding:** The lack of protection measures in place to safeguard confidential information and unauthorized access to systems by company employees poses a significant risk to the organization. Employees are not adhering to established protocols and procedures, resulting in unapproved and unauthorized access to sensitive systems and data. This deviation from Central Bank regulation no 123, which requires strict control over system access and protection of confidential information, has led to an elevated risk of data breaches, compromised security, and potential reputational damage.</text:p>
      <text:p text:style-name="P11"/>
      <text:p text:style-name="P11">**Risks:** The absence of effective controls to safeguard confidential information and prevent unauthorized system access exposes the organization to a range of risks, including data breaches, intellectual property theft, and loss of customer trust. Furthermore, non-compliance with Central Bank regulation no 123 may result in penalties, fines, and reputational damage.</text:p>
      <text:p text:style-name="P11"/>
      <text:p text:style-name="P11">**Management Action:** The management should implement measures to ensure that all employees understand the importance of protecting confidential information and adhering to established protocols for system access. This can be achieved by providing regular training sessions on data protection and cybersecurity best practices, conducting regular audits to monitor <text:soft-page-break/>compliance with Central Bank regulation no 123, and implementing a robust incident response plan to quickly respond to potential breaches.</text:p>
      <text:p text:style-name="P11"/>
      <text:p text:style-name="P11">I hope this meets the expected format!</text:p>
      <text:p text:style-name="P11"/>
      <text:p text:style-name="P11"/>
      <text:p text:style-name="P11"># Agent: GIA Professional Audit Report Writer</text:p>
      <text:p text:style-name="P11">## Task: 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ament Action, which summarize the needed management actions as practical, feasible solution to mitigate the risks identified in the finding to elicit a <text:s/>positive action.Inline with above, write the audit finding that statifies the above conditions.</text:p>
      <text:p text:style-name="P11">The finding writeup should follow the follwing rules:</text:p>
      <text:p text:style-name="P11"/>
      <text:p text:style-name="P11"><text:s text:c="2"/>-Observation title should be short, clear, and non-negative.</text:p>
      <text:p text:style-name="P11"><text:s text:c="2"/>-Title should focus on the subject, not observation details.</text:p>
      <text:p text:style-name="P11"><text:s text:c="2"/>-Design a logical flow, keeping the reader in mind.</text:p>
      <text:p text:style-name="P11"><text:s text:c="2"/>-No detailed background; senior management already knows the business.</text:p>
      <text:p text:style-name="P11"><text:s text:c="2"/>-Keep observations direct and to the point, no long stories.</text:p>
      <text:p text:style-name="P11"><text:s text:c="2"/>-Avoid using personal pronouns ("I", "we", "us", "them") and subjective language (e.g. "believe", "think").</text:p>
      <text:p text:style-name="P11"><text:s text:c="2"/>-Use simple, plain English; avoid complicated sentences.</text:p>
      <text:p text:style-name="P11"><text:s text:c="2"/>-Group related points to make sentences shorter.</text:p>
      <text:p text:style-name="P11"><text:s text:c="2"/>-Define abbreviations when first mentioned.</text:p>
      <text:p text:style-name="P11"><text:s text:c="2"/>-Avoid judgmental language.</text:p>
      <text:p text:style-name="P11"><text:s text:c="2"/>-Do not start with "this circular/policy states that"; focus on risk-based observations.</text:p>
      <text:p text:style-name="P11"><text:s text:c="2"/>-Read for grammar and logical flow.</text:p>
      <text:p text:style-name="P11"><text:s text:c="2"/>-Anticipate and address possible reader questions.</text:p>
      <text:p text:style-name="P11"><text:s text:c="2"/>-Use “based on the review of this…” instead of "while reviewing/auditing".</text:p>
      <text:p text:style-name="P11"><text:s text:c="2"/>-Avoid system or area-specific terminology unless essential.</text:p>
      <text:p text:style-name="P11"><text:s text:c="2"/>-Start with a brief introduction on the finding, risk, and impact.</text:p>
      <text:p text:style-name="P11"><text:s text:c="2"/>-Maintain logical flow in bullet points; use sub-bullets as needed.</text:p>
      <text:p text:style-name="P11"><text:s text:c="2"/>-Ensure parallelism and consistency in bullet points.</text:p>
      <text:p text:style-name="P11"><text:s text:c="2"/>-Use commas correctly and frequently.</text:p>
      <text:p text:style-name="P11"><text:s text:c="2"/>-Avoid using multiple transition words ("however", "but", "nevertheless") in the same sentence.</text:p>
      <text:p text:style-name="P11"><text:s text:c="2"/>-Prefer passive voice for clarity, as long as grammar is correct.</text:p>
      <text:p text:style-name="P11"><text:s text:c="2"/>-Provide a complete story, addressing root cause and impact.</text:p>
      <text:p text:style-name="P11"><text:s text:c="2"/>-Avoid using words like “should”, “must” - <text:s/>use "is supposed to" if necessary.</text:p>
      <text:p text:style-name="P11"><text:s text:c="2"/>-Make root causes clear without explicitly stating "root cause".</text:p>
      <text:p text:style-name="P11"><text:s text:c="2"/>-Avoid repetitive transitional phrases like "furthermore", "in addition", etc.</text:p>
      <text:p text:style-name="P11"><text:s text:c="2"/>-Use past perfect tense only when necessary.</text:p>
      <text:p text:style-name="P11"><text:s text:c="2"/>Be clear on:</text:p>
      <text:p text:style-name="P11"><text:s text:c="6"/>-Meaning of the issue.</text:p>
      <text:p text:style-name="P11"><text:s text:c="6"/>-Resulting risks.</text:p>
      <text:p text:style-name="P11"><text:s text:c="6"/>-Root cause.</text:p>
      <text:p text:style-name="P11"><text:s text:c="6"/>-Compensating controls.</text:p>
      <text:p text:style-name="P11"><text:s text:c="6"/>-Monitoring or exception reports.</text:p>
      <text:p text:style-name="P11"><text:s text:c="6"/>-System issues (if any).</text:p>
      <text:p text:style-name="P11"><text:soft-page-break/><text:s text:c="6"/>-Timeframe of the issue.</text:p>
      <text:p text:style-name="P11"><text:s text:c="6"/>-Impact assessment.</text:p>
      <text:p text:style-name="P11"/>
      <text:p text:style-name="P11"/>
      <text:p text:style-name="P11"/>
      <text:p text:style-name="P11"># Agent: GIA Professional Audit Report Writer</text:p>
      <text:p text:style-name="P11">## Final Answer: </text:p>
      <text:p text:style-name="P11">**</text:p>
      <text:p text:style-name="P11"/>
      <text:p text:style-name="P11">**Unauthorized Access to Systems and Confidential Information Protection**</text:p>
      <text:p text:style-name="P11"/>
      <text:p text:style-name="P11">The audit finding reveals that company employees are not taking necessary measures to protect confidential information, leading to unauthorized access to sensitive systems and data. This deviation from Central Bank regulation no 123, which requires strict control over system access and protection of confidential information, has resulted in an elevated risk of data breaches, compromised security, and potential reputational damage.</text:p>
      <text:p text:style-name="P11"/>
      <text:p text:style-name="P11">The lack of protection measures in place poses a significant risk to the organization, as employees are not adhering to established protocols and procedures. This issue is rooted in inadequate training on data protection and cybersecurity best practices, which has led to a culture of complacency regarding confidential information handling.</text:p>
      <text:p text:style-name="P11"/>
      <text:p text:style-name="P11">**Risks:** The absence of effective controls to safeguard confidential information and prevent unauthorized system access exposes the organization to a range of risks, including:</text:p>
      <text:p text:style-name="P11"/>
      <text:p text:style-name="P11">• Data breaches</text:p>
      <text:p text:style-name="P11">• Intellectual property theft</text:p>
      <text:p text:style-name="P11">• Loss of customer trust</text:p>
      <text:p text:style-name="P11"/>
      <text:p text:style-name="P11">Furthermore, non-compliance with Central Bank regulation no 123 may result in penalties, fines, and reputational damage.</text:p>
      <text:p text:style-name="P11"/>
      <text:p text:style-name="P11">**Management Action:** To mitigate these risks, management should implement measures to ensure that all employees understand the importance of protecting confidential information and adhering to established protocols for system access. This can be achieved by:</text:p>
      <text:p text:style-name="P11"/>
      <text:p text:style-name="P11">• Providing regular training sessions on data protection and cybersecurity best practices</text:p>
      <text:p text:style-name="P11">• Conducting regular audits to monitor compliance with Central Bank regulation no 123</text:p>
      <text:p text:style-name="P11">• Implementing a robust incident response plan to quickly respond to potential breaches</text:p>
      <text:p text:style-name="P11"/>
      <text:p text:style-name="P11">By addressing this issue, the organization can reduce the risk of unauthorized access to systems and confidential information, minimize potential reputational damage, and maintain trust with customers.</text:p>
      <text:p text:style-name="P11"/>
      <text:p text:style-name="P11"/>
      <text:p text:style-name="P11">(ai_audit_report_writer) ayman@AMHP840G2BML:~/Desktop/ai_audit_report_writer/audit_report_writing_crew$ </text:p>
      <text:p text:style-name="P11"/>
      <text:p text:style-name="P11"/>
      <text:p text:style-name="P11"/>
      <text:p text:style-name="P11"/>
      <text:p text:style-name="P11"/>
      <text:p text:style-name="P11"><text:soft-page-break/></text:p>
      <text:p text:style-name="P12">another example:</text:p>
      <text:p text:style-name="P12"/>
      <text:p text:style-name="P12"/>
      <text:p text:style-name="P10"><text:span text:style-name="T1">finding_condition</text:span> <text:span text:style-name="T2">=</text:span> <text:span text:style-name="T3">"The audit identified that 15 procurement contracts, valued at over $2 million, were awarded without obtaining the required competitive bids. These contracts were directly negotiated with vendors without documenting any justification for bypassing the bidding process."</text:span></text:p>
      <text:p text:style-name="P9"><text:span text:style-name="T1">finding_criteria</text:span> <text:span text:style-name="T2">=</text:span> <text:span text:style-name="T3">"Company procurement policy mandates that contracts exceeding $100,000 must undergo a competitive bidding process to ensure fairness, cost-effectiveness, and compliance with internal controls. Any deviation from this process must be properly documented and approved by senior management."</text:span></text:p>
      <text:p text:style-name="P9"><text:span text:style-name="T1">finding_rca</text:span> <text:span text:style-name="T2">=</text:span> <text:span text:style-name="T3">"The failure to follow the competitive bidding process was due to a lack of oversight in the procurement department. Staff responsible for contract approvals did not consistently enforce or monitor compliance with the bidding policy, and there was inadequate training on procurement procedures."</text:span></text:p>
      <text:p text:style-name="P9"><text:span text:style-name="T1">finding_risk</text:span> <text:span text:style-name="T2">=</text:span> <text:span text:style-name="T3">"By bypassing the competitive bidding process, the company risks overpaying for goods and services, potentially entering into unfavorable contracts. Additionally, non-compliance with procurement policies could expose the company to reputational risks, regulatory scrutiny, and potential legal challenges."</text:span></text:p>
      <text:p text:style-name="P9"><text:span text:style-name="T1">finding_management_action</text:span> <text:span text:style-name="T2">=</text:span> <text:span text:style-name="T3">"""" To address the identified issue: Enforce Procurement Policies,Improve Oversight and Monitoring,Training and Awareness,Document and Approve Exceptions and Strengthen Internal Controls.</text:span></text:p>
      <text:p text:style-name="P13">"""</text:p>
      <text:p text:style-name="P12"/>
      <text:p text:style-name="P12"/>
      <text:p text:style-name="P14">results</text:p>
      <text:p text:style-name="P14"/>
      <text:p text:style-name="P14">(ai_audit_report_writer) ayman@AMHP840G2BML:~/Desktop/ai_audit_report_writer/audit_report_writing_crew$ python ./src/audit_report_writing_crew/main.py </text:p>
      <text:p text:style-name="P14"># Agent: Professional Audit Report Writer</text:p>
      <text:p text:style-name="P14">## Task: 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text:p>
      <text:p text:style-name="P14"/>
      <text:p text:style-name="P14"/>
      <text:p text:style-name="P14"/>
      <text:p text:style-name="P14"># Agent: Professional Audit Report Writer</text:p>
      <text:p text:style-name="P14">## Final Answer: </text:p>
      <text:p text:style-name="P14">**Title:** Procurement Contract Awards Without Competitive Bids</text:p>
      <text:p text:style-name="P14"/>
      <text:p text:style-name="P14">**Finding:** The audit identified that 15 procurement contracts, valued at over $2 million, were awarded without obtaining the required competitive bids. These contracts were directly negotiated with vendors without documenting any justification for bypassing the bidding process. This <text:soft-page-break/>deviation from company procurement policy has the potential to compromise fairness, cost-effectiveness, and compliance with internal controls.</text:p>
      <text:p text:style-name="P14"/>
      <text:p text:style-name="P14">**Risks:** The lack of a competitive bidding process may lead to inefficient use of resources, as sole-source contracts may not provide the best value for the company. Additionally, this deviation may increase the risk of fraud or corruption, as vendors may take advantage of the lack of transparency in the procurement process.</text:p>
      <text:p text:style-name="P14"/>
      <text:p text:style-name="P14">**Management Action:** Implement a revised procurement process that requires senior management approval and documentation of justification for any contract deviations from the competitive bidding process. This should include regular reviews of contracts exceeding $100,000 to ensure compliance with company policy and internal controls.</text:p>
      <text:p text:style-name="P14"/>
      <text:p text:style-name="P14"/>
      <text:p text:style-name="P14"># Agent: GIA Professional Audit Report Writer</text:p>
      <text:p text:style-name="P14">## Task: finding are categorized into four elements: Condition, Criteria, Cause, Effect and Management Action. <text:s/>The Condition refers to the actual state of affairs identified during the audit (what exists), <text:s/>while the Criteria represent the standards or expectations (what should exist), which are used <text:s/>to evaluate the condition. The Cause identifies the root reason for the difference between the <text:s/>condition and criteria, answering why the issue occurred. The Effect outlines the risk <text:s/>or consequence of the gap between condition and criteria, which can be either existing or <text:s/>potential. And finally the Management Action, which summarize the needed management actions as practical, feasible solution to mitigate the risks identified in the finding to elicit a <text:s/>positive action. Inline with above, write the audit finding that stratifies the above conditions.</text:p>
      <text:p text:style-name="P14">The finding writeup should follow the following GIA finding writing guidelines:</text:p>
      <text:p text:style-name="P14"/>
      <text:p text:style-name="P14"><text:s text:c="2"/>-Observation title should be short, clear, and non-negative.</text:p>
      <text:p text:style-name="P14"><text:s text:c="2"/>-Title should focus on the subject, not observation details.</text:p>
      <text:p text:style-name="P14"><text:s text:c="2"/>-Design a logical flow, keeping the reader in mind.</text:p>
      <text:p text:style-name="P14"><text:s text:c="2"/>-No detailed background; senior management already knows the business.</text:p>
      <text:p text:style-name="P14"><text:s text:c="2"/>-Keep observations direct and to the point, no long stories.</text:p>
      <text:p text:style-name="P14"><text:s text:c="2"/>-Avoid using personal pronouns ("I", "we", "us", "them") and subjective language (e.g. "believe", "think").</text:p>
      <text:p text:style-name="P14"><text:s text:c="2"/>-Use simple, plain English; avoid complicated sentences.</text:p>
      <text:p text:style-name="P14"><text:s text:c="2"/>-Group related points to make sentences shorter.</text:p>
      <text:p text:style-name="P14"><text:s text:c="2"/>-Define abbreviations when first mentioned.</text:p>
      <text:p text:style-name="P14"><text:s text:c="2"/>-Avoid judgmental language.</text:p>
      <text:p text:style-name="P14"><text:s text:c="2"/>-Do not start with "this circular/policy states that"; focus on risk-based observations.</text:p>
      <text:p text:style-name="P14"><text:s text:c="2"/>-Read for grammar and logical flow.</text:p>
      <text:p text:style-name="P14"><text:s text:c="2"/>-Anticipate and address possible reader questions.</text:p>
      <text:p text:style-name="P14"><text:s text:c="2"/>-Use “based on the review of this…” instead of "while reviewing/auditing".</text:p>
      <text:p text:style-name="P14"><text:s text:c="2"/>-Avoid system or area-specific terminology unless essential.</text:p>
      <text:p text:style-name="P14"><text:s text:c="2"/>-Start with a brief introduction on the finding, risk, and impact.</text:p>
      <text:p text:style-name="P14"><text:s text:c="2"/>-Maintain logical flow in bullet points; use sub-bullets as needed.</text:p>
      <text:p text:style-name="P14"><text:s text:c="2"/>-Ensure parallelism and consistency in bullet points.</text:p>
      <text:p text:style-name="P14"><text:s text:c="2"/>-Use commas correctly and frequently.</text:p>
      <text:p text:style-name="P14"><text:s text:c="2"/>-Avoid using multiple transition words ("however", "but", "nevertheless") in the same sentence.</text:p>
      <text:p text:style-name="P14"><text:s text:c="2"/>-Prefer passive voice for clarity, as long as grammar is correct.</text:p>
      <text:p text:style-name="P14"><text:s text:c="2"/>-Provide a complete story, addressing root cause and impact.</text:p>
      <text:p text:style-name="P14"><text:s text:c="2"/>-Avoid using words like “should”, “must” - <text:s/>use "is supposed to" if necessary.</text:p>
      <text:p text:style-name="P14"><text:s text:c="2"/>-Make root causes clear without explicitly stating "root cause".</text:p>
      <text:p text:style-name="P14"><text:s text:c="2"/>-Avoid repetitive transitional phrases like "furthermore", "in addition", etc.</text:p>
      <text:p text:style-name="P14"><text:soft-page-break/><text:s text:c="2"/>-Use past perfect tense only when necessary.</text:p>
      <text:p text:style-name="P14"><text:s text:c="2"/>Be clear on:</text:p>
      <text:p text:style-name="P14"><text:s text:c="6"/>-Meaning of the issue.</text:p>
      <text:p text:style-name="P14"><text:s text:c="6"/>-Resulting risks.</text:p>
      <text:p text:style-name="P14"><text:s text:c="6"/>-Root cause.</text:p>
      <text:p text:style-name="P14"><text:s text:c="6"/>-Compensating controls.</text:p>
      <text:p text:style-name="P14"><text:s text:c="6"/>-Monitoring or exception reports.</text:p>
      <text:p text:style-name="P14"><text:s text:c="6"/>-System issues (if any).</text:p>
      <text:p text:style-name="P14"><text:s text:c="6"/>-Time frame <text:s/>of the issue.</text:p>
      <text:p text:style-name="P14"><text:s text:c="6"/>-Impact assessment.</text:p>
      <text:p text:style-name="P14"/>
      <text:p text:style-name="P14"/>
      <text:p text:style-name="P14"/>
      <text:p text:style-name="P14"># Agent: GIA Professional Audit Report Writer</text:p>
      <text:p text:style-name="P14">## Final Answer: </text:p>
      <text:p text:style-name="P14">**Title:** Procurement Contract Awards Without Competitive Bids</text:p>
      <text:p text:style-name="P14"/>
      <text:p text:style-name="P14">**Finding:** The audit discovered that 15 procurement contracts valued at over $2 million were awarded without the required competitive bidding process. These direct negotiations with vendors lacked documentation of justification for bypassing the process, deviating from company procurement policy. This disparity may compromise fairness, cost-effectiveness, and internal control compliance.</text:p>
      <text:p text:style-name="P14"/>
      <text:p text:style-name="P14">The absence of a competitive bidding process may lead to inefficient resource allocation, as sole-source contracts may not provide the best value for the company. Furthermore, this deviation increases the risk of fraud or corruption, as vendors may exploit the lack of transparency in the procurement process.</text:p>
      <text:p text:style-name="P14"/>
      <text:p text:style-name="P14">**Risks:** The potential for inefficient resource allocation and increased risk of fraud or corruption exists due to the lack of a competitive bidding process.</text:p>
      <text:p text:style-name="P14"/>
      <text:p text:style-name="P14">**Management Action:** Implement a revised procurement process that requires senior management approval and documentation of justification for any contract deviations from the competitive bidding process. This should include regular reviews of contracts exceeding $100,000 to ensure compliance with company policy and internal controls, thereby mitigating the risks identified in this finding.</text:p>
      <text:p text:style-name="P14"/>
      <text:p text:style-name="P14"/>
      <text:p text:style-name="P14">(ai_audit_report_writer) ayman@AMHP840G2BML:~/Desktop/ai_audit_report_writer/audit_report_writing_crew$ </text:p>
      <text:p text:style-name="P14"/>
      <text:p text:style-name="P14"/>
      <text:p text:style-name="P14"/>
      <text:p text:style-name="P14"/>
      <text:p text:style-name="P15">using PHI<text:span text:style-name="T4">3</text:span></text:p>
      <text:p text:style-name="P15"/>
      <text:p text:style-name="P4">(ai_audit_report_writer) <text:span text:style-name="T5">ayman@AMHP840G2BML</text:span>:<text:span text:style-name="T6">~/Desktop/ai_audit_report_writer/audit_report_writing_crew</text:span>$ python ./src/audit_repor</text:p>
      <text:p text:style-name="P3">t_writing_crew/main.py <text:s text:c="105"/></text:p>
      <text:p text:style-name="P1"><text:span text:style-name="T8"># Agent:</text:span> <text:span text:style-name="T10">Professional Audit Report Writer</text:span> <text:s text:c="86"/></text:p>
      <text:p text:style-name="P1"><text:span text:style-name="T7">## Task:</text:span> <text:span text:style-name="T9">finding are categorized into four elements: Condition, Criteria, Cause, Effect and Management Action. <text:s/>The Condition re</text:span></text:p>
      <text:p text:style-name="P3"><text:soft-page-break/>fers to the actual state of affairs identified during the audit (what exists), <text:s/>while the Criteria represent the standards or ex</text:p>
      <text:p text:style-name="P3">pectations (what should exist), which are used <text:s/>to evaluate the condition. The Cause identifies the root reason for the differen</text:p>
      <text:p text:style-name="P3">ce between the <text:s/>condition and criteria, answering why the issue occurred. The Effect outlines the risk <text:s/>or consequence of the ga</text:p>
      <text:p text:style-name="P3">p between condition and criteria, which can be either existing or <text:s/>potential. And finally the Management Action, which summarize</text:p>
      <text:p text:style-name="P3"><text:s/>the needed management actions as practical, feasible solution to mitigate the risks identified in the finding to elicit a <text:s/>posi</text:p>
      <text:p text:style-name="P3">tive action. Inline with above, write the audit finding that stratifies the above conditions. <text:s text:c="34"/></text:p>
      <text:p text:style-name="P3"><text:s text:c="128"/></text:p>
      <text:p text:style-name="P3"><text:s text:c="128"/></text:p>
      <text:p text:style-name="P3"><text:s text:c="128"/></text:p>
      <text:p text:style-name="P1"><text:span text:style-name="T8"># Agent:</text:span> <text:span text:style-name="T10">Professional Audit Report Writer</text:span> <text:s text:c="86"/></text:p>
      <text:p text:style-name="P1"><text:span text:style-name="T7">## Final Answer:</text:span> <text:s text:c="111"/></text:p>
      <text:p text:style-name="P1"><text:span text:style-name="T9">Title: Non-Compliant Procurement Contract Awards Without Competitive Bidding Documentation</text:span> <text:s text:c="37"/></text:p>
      <text:p text:style-name="P7">Finding: The audit revealed that a series of procurement contracts, which individually and cumulatively exceed $2 million in val</text:p>
      <text:p text:style-name="P3">ue were awarded without the due competitive bidding process as per company policy. These transactions deviated from internal con</text:p>
      <text:p text:style-name="P3">trols by forgoing essential documentation supporting justifications to overlook standard protocol requirements set forth at an e</text:p>
      <text:p text:style-name="P3">xcessive magnitude (over 15 high-value contracts). <text:s text:c="77"/></text:p>
      <text:p text:style-name="P7">Risks: This noncompliance introduces significant risks, such as potential biases or preferences in vendor selection that may not</text:p>
      <text:p text:style-name="P3"><text:s/>yield the best financial outcomes for the company. It also undermines fairness and transparency within procurement practices wh</text:p>
      <text:p text:style-name="P3">ich can lead to decreased trust among stakeholders and possibly invite scrutiny from regulatory bodies concerned with governance</text:p>
      <text:p text:style-name="P3">, risk management, and internal control evaluation (IIA Standards). <text:s text:c="60"/></text:p>
      <text:p text:style-name="P7">Management Action: The organization should immediately implement a review process for all past contract awards exceeding $100,00</text:p>
      <text:p text:style-name="P3">0 to ensure proper competitive bidding documentation exists. A policy amendment may be required if exceptions are identified tha</text:p>
      <text:p text:style-name="P3">t necessitate bypasses due to urgency or confidentiality concerns as per the existing company guidelines on such issues (for exa</text:p>
      <text:p text:style-name="P3">mple). Additionally, senior management should provide robust oversight for future contract awards and possibly introduce a whist</text:p>
      <text:p text:style-name="P3">le-blower policy encouraging reporting of noncompliant activities. Staff training sessions reinforcing procurement policies can </text:p>
      <text:p text:style-name="P3">be organized to prevent recurrence while maintaining compliance with IIA standards on internal control effectiveness evaluation </text:p>
      <text:p text:style-name="P3">(AS 6015). <text:s text:c="117"/></text:p>
      <text:p text:style-name="P3"><text:s text:c="128"/></text:p>
      <text:p text:style-name="P3"><text:s text:c="128"/></text:p>
      <text:p text:style-name="P1"><text:span text:style-name="T8"># Agent:</text:span> <text:span text:style-name="T10">GIA Professional Audit Report Writer</text:span> <text:s text:c="82"/></text:p>
      <text:p text:style-name="P1"><text:span text:style-name="T7">## Task:</text:span> <text:span text:style-name="T9">finding are categorized into four elements: Condition, Criteria, Cause, Effect and Management Action. <text:s/>The Condition re</text:span></text:p>
      <text:p text:style-name="P3">fers to the actual state of affairs identified during the audit (what exists), <text:s/>while the Criteria represent the standards or ex</text:p>
      <text:p text:style-name="P3">pectations (what should exist), which are used <text:s/>to evaluate the condition. The Cause identifies the root reason for the differen</text:p>
      <text:p text:style-name="P3">ce between the <text:s/>condition and criteria, answering why the issue occurred. The Effect outlines the risk <text:s/>or consequence of the ga</text:p>
      <text:p text:style-name="P3">p between condition and criteria, which can be either existing or <text:s/>potential. And finally the Management Action, which summarize</text:p>
      <text:p text:style-name="P3"><text:s/>the needed management actions as practical, feasible solution to mitigate the risks identified in the finding to elicit a <text:s/>posi</text:p>
      <text:p text:style-name="P3">tive action. Inline with above, write the audit finding that stratifies the above conditions. <text:s text:c="34"/></text:p>
      <text:p text:style-name="P1"><text:span text:style-name="T9">The finding writeup should follow the following GIA finding writing guidelines:</text:span> <text:s text:c="48"/></text:p>
      <text:p text:style-name="P3"><text:soft-page-break/><text:s text:c="128"/></text:p>
      <text:p text:style-name="P1"><text:span text:style-name="T9"><text:s text:c="2"/>-Observation title should be short, clear, and non-negative.</text:span> <text:s text:c="65"/></text:p>
      <text:p text:style-name="P1"><text:span text:style-name="T9"><text:s text:c="2"/>-Title should focus on the subject, not observation details.</text:span> <text:s text:c="65"/></text:p>
      <text:p text:style-name="P1"><text:span text:style-name="T9"><text:s text:c="2"/>-Design a logical flow, keeping the reader in mind.</text:span> <text:s text:c="74"/></text:p>
      <text:p text:style-name="P1"><text:span text:style-name="T9"><text:s text:c="2"/>-No detailed background; senior management already knows the business.</text:span> <text:s text:c="55"/></text:p>
      <text:p text:style-name="P1"><text:span text:style-name="T9"><text:s text:c="2"/>-Keep observations direct and to the point, no long stories.</text:span> <text:s text:c="65"/></text:p>
      <text:p text:style-name="P1"><text:span text:style-name="T9"><text:s text:c="2"/>-Avoid using personal pronouns ("I", "we", "us", "them") and subjective language (e.g. "believe", "think").</text:span> <text:s text:c="18"/></text:p>
      <text:p text:style-name="P1"><text:span text:style-name="T9"><text:s text:c="2"/>-Use simple, plain English; avoid complicated sentences.</text:span> <text:s text:c="69"/></text:p>
      <text:p text:style-name="P1"><text:span text:style-name="T9"><text:s text:c="2"/>-Group related points to make sentences shorter.</text:span> <text:s text:c="77"/></text:p>
      <text:p text:style-name="P1"><text:span text:style-name="T9"><text:s text:c="2"/>-Define abbreviations when first mentioned.</text:span> <text:s text:c="82"/></text:p>
      <text:p text:style-name="P1"><text:span text:style-name="T9"><text:s text:c="2"/>-Avoid judgmental language.</text:span> <text:s text:c="98"/></text:p>
      <text:p text:style-name="P1"><text:span text:style-name="T9"><text:s text:c="2"/>-Do not start with "this circular/policy states that"; focus on risk-based observations.</text:span> <text:s text:c="37"/></text:p>
      <text:p text:style-name="P1"><text:span text:style-name="T9"><text:s text:c="2"/>-Read for grammar and logical flow.</text:span> <text:s text:c="90"/></text:p>
      <text:p text:style-name="P1"><text:span text:style-name="T9"><text:s text:c="2"/>-Anticipate and address possible reader questions.</text:span> <text:s text:c="75"/></text:p>
      <text:p text:style-name="P1"><text:span text:style-name="T9"><text:s text:c="2"/>-Use “based on the review of this…” instead of "while reviewing/auditing".</text:span> <text:s text:c="51"/></text:p>
      <text:p text:style-name="P1"><text:span text:style-name="T9"><text:s text:c="2"/>-Avoid system or area-specific terminology unless essential.</text:span> <text:s text:c="65"/></text:p>
      <text:p text:style-name="P1"><text:span text:style-name="T9"><text:s text:c="2"/>-Start with a brief introduction on the finding, risk, and impact.</text:span> <text:s text:c="59"/></text:p>
      <text:p text:style-name="P1"><text:span text:style-name="T9"><text:s text:c="2"/>-Maintain logical flow in bullet points; use sub-bullets as needed.</text:span> <text:s text:c="58"/></text:p>
      <text:p text:style-name="P1"><text:span text:style-name="T9"><text:s text:c="2"/>-Ensure parallelism and consistency in bullet points.</text:span> <text:s text:c="72"/></text:p>
      <text:p text:style-name="P1"><text:span text:style-name="T9"><text:s text:c="2"/>-Use commas correctly and frequently.</text:span> <text:s text:c="88"/></text:p>
      <text:p text:style-name="P1"><text:span text:style-name="T9"><text:s text:c="2"/>-Avoid using multiple transition words ("however", "but", "nevertheless") in the same sentence.</text:span> <text:s text:c="30"/></text:p>
      <text:p text:style-name="P1"><text:span text:style-name="T9"><text:s text:c="2"/>-Prefer passive voice for clarity, as long as grammar is correct.</text:span> <text:s text:c="60"/></text:p>
      <text:p text:style-name="P1"><text:span text:style-name="T9"><text:s text:c="2"/>-Provide a complete story, addressing root cause and impact.</text:span> <text:s text:c="65"/></text:p>
      <text:p text:style-name="P1"><text:span text:style-name="T9"><text:s text:c="2"/>-Avoid using words like “should”, “must” - <text:s/>use "is supposed to" if necessary.</text:span> <text:s text:c="47"/></text:p>
      <text:p text:style-name="P1"><text:span text:style-name="T9"><text:s text:c="2"/>-Make root causes clear without explicitly stating "root cause".</text:span> <text:s text:c="61"/></text:p>
      <text:p text:style-name="P1"><text:span text:style-name="T9"><text:s text:c="2"/>-Avoid repetitive transitional phrases like "furthermore", "in addition", etc.</text:span> <text:s text:c="47"/></text:p>
      <text:p text:style-name="P1"><text:span text:style-name="T9"><text:s text:c="2"/>-Use past perfect tense only when necessary.</text:span> <text:s text:c="81"/></text:p>
      <text:p text:style-name="P1"><text:span text:style-name="T9"><text:s text:c="2"/>Be clear on:</text:span> <text:s text:c="113"/></text:p>
      <text:p text:style-name="P1"><text:span text:style-name="T9"><text:s text:c="6"/>-Meaning of the issue.</text:span> <text:s text:c="99"/></text:p>
      <text:p text:style-name="P1"><text:span text:style-name="T9"><text:s text:c="6"/>-Resulting risks.</text:span> <text:s text:c="104"/></text:p>
      <text:p text:style-name="P1"><text:span text:style-name="T9"><text:s text:c="6"/>-Root cause.</text:span> <text:s text:c="109"/></text:p>
      <text:p text:style-name="P1"><text:span text:style-name="T9"><text:s text:c="6"/>-Compensating controls.</text:span> <text:s text:c="98"/></text:p>
      <text:p text:style-name="P1"><text:span text:style-name="T9"><text:s text:c="6"/>-Monitoring or exception reports.</text:span> <text:s text:c="88"/></text:p>
      <text:p text:style-name="P1"><text:span text:style-name="T9"><text:s text:c="6"/>-System issues (if any).</text:span> <text:s text:c="97"/></text:p>
      <text:p text:style-name="P1"><text:span text:style-name="T9"><text:s text:c="6"/>-Time frame <text:s/>of the issue.</text:span> <text:s text:c="95"/></text:p>
      <text:p text:style-name="P1"><text:span text:style-name="T9"><text:s text:c="6"/>-Impact assessment.</text:span> <text:s text:c="102"/></text:p>
      <text:p text:style-name="P3"><text:s text:c="128"/></text:p>
      <text:p text:style-name="P3"><text:s text:c="128"/></text:p>
      <text:p text:style-name="P3"><text:s text:c="128"/></text:p>
      <text:p text:style-name="P1"><text:span text:style-name="T8"># Agent:</text:span> <text:span text:style-name="T10">GIA Professional Audit Report Writer</text:span> <text:s text:c="82"/></text:p>
      <text:p text:style-name="P1"><text:span text:style-name="T7">## Final Answer:</text:span> <text:s text:c="111"/></text:p>
      <text:p text:style-name="P5"><text:span text:style-name="T9">Title: Unauthorized Contract Awards Lack Competitive Bidding Justification Documentation</text:span> </text:p>
      <text:p text:style-name="P5"><text:s text:c="39"/></text:p>
      <text:p text:style-name="P8">Finding: The review process identified instances where senior management directly negotiated contracts worth over $2 million, ci<text:span text:style-name="T11">rcumventing the standard competitive bidding procedure. Although these agreements were executed without prior justification documentation and bypassed established internal controls to a significant degree (with more than 15 high-value transactions), they seemingly lack proper authorization as per company policy dictates for contracts above $100,000, which necessitate competitive bidding. <text:s text:c="4"/></text:span></text:p>
      <text:p text:style-name="P8"><text:span text:style-name="T11"><text:s text:c="117"/></text:span></text:p>
      <text:p text:style-name="P7">Risks: Failure to comply with procurement policies poses the risk of introducing biases in vendor selection that could result in <text:span text:style-name="T11">non-optimal financial outcomes. This lapse also compromises transparency within company practices and fairness principles, potentially eroding stakeholder trust and inviting external regulatory scrutiny as per governance concerns addressed by IIA Standard</text:span></text:p>
      <text:p text:style-name="P6">s for Internal Control Effectiveness Evaluation (AS 6015). <text:s/></text:p>
      <text:p text:style-name="P6"><text:s text:c="68"/></text:p>
      <text:p text:style-name="P7">Management Action: To rectify this situation promptly, the organization should enforce an immediate re-evaluation of all contrac<text:span text:style-name="T11">ts exceeding $100,000 to ensure </text:span><text:soft-page-break/><text:span text:style-name="T11">adherence to competitive bidding protocol and documentation. Any future deviations requiring urgent or confidential actions must align with company guidelines allowing exceptions for such reasons as set forth in the governance framework policies on procurement practices (for instance). Senior management should establish rigorous oversight mechanisms going forward, possibly considering a whistle-blower policy to empower internal reporting of deviations from established controls. Regular staff training initiatives emphasizing compliance with company and IIA standards for Internal Control Effectiveness E</text:span></text:p>
      <text:p text:style-name="P3">valuation (AS 6015) can be mandated to bolster awareness, preventing similar issues in the future while maintaining alignment with internal control policy objectives as prescribed by GIA. <text:s text:c="68"/></text:p>
      <text:p text:style-name="P3"><text:s text:c="128"/></text:p>
      <text:p text:style-name="P3"><text:s text:c="128"/></text:p>
      <text:p text:style-name="P2">(ai_audit_report_writer) <text:span text:style-name="T5">ayman@AMHP840G2BML</text:span>:<text:span text:style-name="T6">~/Desktop/ai_audit_report_writer/audit_report_writing_crew</text:span>$ <text:s text:c="6"/></text:p>
      <text:p text:style-name="P15"/>
      <text:p text:style-name="P15"/>
      <text:p text:style-name="P15"/>
      <text:p text:style-name="P16">using mistral</text:p>
      <text:p text:style-name="P15"/>
      <text:p text:style-name="P15"/>
      <text:p text:style-name="P4">(ai_audit_report_writer) <text:span text:style-name="T5">ayman@AMHP840G2BML</text:span>:<text:span text:style-name="T6">~/Desktop/ai_audit_report_writer/audit_report_writing_crew</text:span>$ python ./src/audit_repor</text:p>
      <text:p text:style-name="P3">t_writing_crew/main.py <text:s text:c="105"/></text:p>
      <text:p text:style-name="P1"><text:span text:style-name="T8"># Agent:</text:span> <text:span text:style-name="T10">Professional Audit Report Writer</text:span> <text:s text:c="86"/></text:p>
      <text:p text:style-name="P1"><text:span text:style-name="T7">## Task:</text:span> <text:span text:style-name="T9">finding are categorized into four elements: Condition, Criteria, Cause, Effect and Management Action. <text:s/>The Condition re</text:span></text:p>
      <text:p text:style-name="P3">fers to the actual state of affairs identified during the audit (what exists), <text:s/>while the Criteria represent the standards or ex</text:p>
      <text:p text:style-name="P3">pectations (what should exist), which are used <text:s/>to evaluate the condition. The Cause identifies the root reason for the differen</text:p>
      <text:p text:style-name="P3">ce between the <text:s/>condition and criteria, answering why the issue occurred. The Effect outlines the risk <text:s/>or consequence of the ga</text:p>
      <text:p text:style-name="P3">p between condition and criteria, which can be either existing or <text:s/>potential. And finally the Management Action, which summarize</text:p>
      <text:p text:style-name="P3"><text:s/>the needed management actions as practical, feasible solution to mitigate the risks identified in the finding to elicit a <text:s/>posi</text:p>
      <text:p text:style-name="P3">tive action. Inline with above, write the audit finding that stratifies the above conditions. <text:s text:c="34"/></text:p>
      <text:p text:style-name="P3"><text:s text:c="128"/></text:p>
      <text:p text:style-name="P3"><text:s text:c="128"/></text:p>
      <text:p text:style-name="P3"><text:s text:c="128"/></text:p>
      <text:p text:style-name="P1"><text:span text:style-name="T8"># Agent:</text:span> <text:span text:style-name="T10">Professional Audit Report Writer</text:span> <text:s text:c="86"/></text:p>
      <text:p text:style-name="P1"><text:span text:style-name="T7">## Final Answer:</text:span> <text:s text:c="111"/></text:p>
      <text:p text:style-name="P1"><text:span text:style-name="T9">Title: Non-Compliance with Competitive Bidding Process in Procurement Contracts</text:span> <text:s text:c="48"/></text:p>
      <text:p text:style-name="P3"><text:s text:c="128"/></text:p>
      <text:p text:style-name="P7">Finding: The audit identified that 15 procurement contracts, valued at over $2 million, were awarded without obtaining the requi</text:p>
      <text:p text:style-name="P3">red competitive bids. These contracts were directly negotiated with vendors without documenting any justification for bypassing </text:p>
      <text:p text:style-name="P3">the bidding process. This deviation contradicts the company's procurement policy that mandates contracts exceeding $100,000 must</text:p>
      <text:p text:style-name="P3"><text:s/>undergo a competitive bidding process to ensure fairness, cost-effectiveness, and compliance with internal controls. <text:s text:c="10"/></text:p>
      <text:p text:style-name="P3"><text:s text:c="128"/></text:p>
      <text:p text:style-name="P7">Risks: The lack of competition in these contracts may lead to overpricing or the selection of suboptimal vendors, which could re</text:p>
      <text:p text:style-name="P3">sult in increased costs for the organization. Moreover, this non-compliance poses a risk to the company's reputation and may exp</text:p>
      <text:p text:style-name="P3"><text:soft-page-break/>ose it to potential legal issues if it is found to be in violation of regulations or industry standards. <text:s text:c="23"/></text:p>
      <text:p text:style-name="P3"><text:s text:c="128"/></text:p>
      <text:p text:style-name="P7">Management Action: To mitigate these risks, management should establish and implement a robust system to ensure that all contrac</text:p>
      <text:p text:style-name="P3">ts exceeding $100,000 adhere to the competitive bidding process. This system should include proper documentation and approval pr</text:p>
      <text:p text:style-name="P3">ocedures for any deviations from this process. Additionally, periodic reviews of procurement practices should be conducted to id</text:p>
      <text:p text:style-name="P3">entify and address any non-compliance issues promptly. <text:s text:c="73"/></text:p>
      <text:p text:style-name="P3"><text:s text:c="128"/></text:p>
      <text:p text:style-name="P3"><text:s text:c="128"/></text:p>
      <text:p text:style-name="P1"><text:span text:style-name="T8"># Agent:</text:span> <text:span text:style-name="T10">GIA Professional Audit Report Writer</text:span> <text:s text:c="82"/></text:p>
      <text:p text:style-name="P1"><text:span text:style-name="T7">## Task:</text:span> <text:span text:style-name="T9">finding are categorized into four elements: Condition, Criteria, Cause, Effect and Management Action. <text:s/>The Condition re</text:span></text:p>
      <text:p text:style-name="P3">fers to the actual state of affairs identified during the audit (what exists), <text:s/>while the Criteria represent the standards or ex</text:p>
      <text:p text:style-name="P3">pectations (what should exist), which are used <text:s/>to evaluate the condition. The Cause identifies the root reason for the differen</text:p>
      <text:p text:style-name="P3">ce between the <text:s/>condition and criteria, answering why the issue occurred. The Effect outlines the risk <text:s/>or consequence of the ga</text:p>
      <text:p text:style-name="P3">p between condition and criteria, which can be either existing or <text:s/>potential. And finally the Management Action, which summarize</text:p>
      <text:p text:style-name="P3"><text:s/>the needed management actions as practical, feasible solution to mitigate the risks identified in the finding to elicit a <text:s/>posi</text:p>
      <text:p text:style-name="P3">tive action. Inline with above, write the audit finding that stratifies the above conditions. <text:s text:c="34"/></text:p>
      <text:p text:style-name="P1"><text:span text:style-name="T9">The finding writeup should follow the following GIA finding writing guidelines:</text:span> <text:s text:c="48"/></text:p>
      <text:p text:style-name="P3"><text:s text:c="128"/></text:p>
      <text:p text:style-name="P1"><text:span text:style-name="T9"><text:s text:c="2"/>-Observation title should be short, clear, and non-negative.</text:span> <text:s text:c="65"/></text:p>
      <text:p text:style-name="P1"><text:span text:style-name="T9"><text:s text:c="2"/>-Title should focus on the subject, not observation details.</text:span> <text:s text:c="65"/></text:p>
      <text:p text:style-name="P1"><text:span text:style-name="T9"><text:s text:c="2"/>-Design a logical flow, keeping the reader in mind.</text:span> <text:s text:c="74"/></text:p>
      <text:p text:style-name="P1"><text:span text:style-name="T9"><text:s text:c="2"/>-No detailed background; senior management already knows the business.</text:span> <text:s text:c="55"/></text:p>
      <text:p text:style-name="P1"><text:span text:style-name="T9"><text:s text:c="2"/>-Keep observations direct and to the point, no long stories.</text:span> <text:s text:c="65"/></text:p>
      <text:p text:style-name="P1"><text:span text:style-name="T9"><text:s text:c="2"/>-Avoid using personal pronouns ("I", "we", "us", "them") and subjective language (e.g. "believe", "think").</text:span> <text:s text:c="18"/></text:p>
      <text:p text:style-name="P1"><text:span text:style-name="T9"><text:s text:c="2"/>-Use simple, plain English; avoid complicated sentences.</text:span> <text:s text:c="69"/></text:p>
      <text:p text:style-name="P1"><text:span text:style-name="T9"><text:s text:c="2"/>-Group related points to make sentences shorter.</text:span> <text:s text:c="77"/></text:p>
      <text:p text:style-name="P1"><text:span text:style-name="T9"><text:s text:c="2"/>-Define abbreviations when first mentioned.</text:span> <text:s text:c="82"/></text:p>
      <text:p text:style-name="P1"><text:span text:style-name="T9"><text:s text:c="2"/>-Avoid judgmental language.</text:span> <text:s text:c="98"/></text:p>
      <text:p text:style-name="P1"><text:span text:style-name="T9"><text:s text:c="2"/>-Do not start with "this circular/policy states that"; focus on risk-based observations.</text:span> <text:s text:c="37"/></text:p>
      <text:p text:style-name="P1"><text:span text:style-name="T9"><text:s text:c="2"/>-Read for grammar and logical flow.</text:span> <text:s text:c="90"/></text:p>
      <text:p text:style-name="P1"><text:span text:style-name="T9"><text:s text:c="2"/>-Anticipate and address possible reader questions.</text:span> <text:s text:c="75"/></text:p>
      <text:p text:style-name="P1"><text:span text:style-name="T9"><text:s text:c="2"/>-Use “based on the review of this…” instead of "while reviewing/auditing".</text:span> <text:s text:c="51"/></text:p>
      <text:p text:style-name="P1"><text:span text:style-name="T9"><text:s text:c="2"/>-Avoid system or area-specific terminology unless essential.</text:span> <text:s text:c="65"/></text:p>
      <text:p text:style-name="P1"><text:span text:style-name="T9"><text:s text:c="2"/>-Start with a brief introduction on the finding, risk, and impact.</text:span> <text:s text:c="59"/></text:p>
      <text:p text:style-name="P1"><text:span text:style-name="T9"><text:s text:c="2"/>-Maintain logical flow in bullet points; use sub-bullets as needed.</text:span> <text:s text:c="58"/></text:p>
      <text:p text:style-name="P1"><text:span text:style-name="T9"><text:s text:c="2"/>-Ensure parallelism and consistency in bullet points.</text:span> <text:s text:c="72"/></text:p>
      <text:p text:style-name="P1"><text:span text:style-name="T9"><text:s text:c="2"/>-Use commas correctly and frequently.</text:span> <text:s text:c="88"/></text:p>
      <text:p text:style-name="P1"><text:span text:style-name="T9"><text:s text:c="2"/>-Avoid using multiple transition words ("however", "but", "nevertheless") in the same sentence.</text:span> <text:s text:c="30"/></text:p>
      <text:p text:style-name="P1"><text:span text:style-name="T9"><text:s text:c="2"/>-Prefer passive voice for clarity, as long as grammar is correct.</text:span> <text:s text:c="60"/></text:p>
      <text:p text:style-name="P1"><text:span text:style-name="T9"><text:s text:c="2"/>-Provide a complete story, addressing root cause and impact.</text:span> <text:s text:c="65"/></text:p>
      <text:p text:style-name="P1"><text:span text:style-name="T9"><text:s text:c="2"/>-Avoid using words like “should”, “must” - <text:s/>use "is supposed to" if necessary.</text:span> <text:s text:c="47"/></text:p>
      <text:p text:style-name="P1"><text:span text:style-name="T9"><text:s text:c="2"/>-Make root causes clear without explicitly stating "root cause".</text:span> <text:s text:c="61"/></text:p>
      <text:p text:style-name="P1"><text:span text:style-name="T9"><text:s text:c="2"/>-Avoid repetitive transitional phrases like "furthermore", "in addition", etc.</text:span> <text:s text:c="47"/></text:p>
      <text:p text:style-name="P1"><text:span text:style-name="T9"><text:s text:c="2"/>-Use past perfect tense only when necessary.</text:span> <text:s text:c="81"/></text:p>
      <text:p text:style-name="P1"><text:span text:style-name="T9"><text:s text:c="2"/>Be clear on:</text:span> <text:s text:c="113"/></text:p>
      <text:p text:style-name="P1"><text:span text:style-name="T9"><text:s text:c="6"/>-Meaning of the issue.</text:span> <text:s text:c="99"/></text:p>
      <text:p text:style-name="P1"><text:span text:style-name="T9"><text:s text:c="6"/>-Resulting risks.</text:span> <text:s text:c="104"/></text:p>
      <text:p text:style-name="P1"><text:span text:style-name="T9"><text:s text:c="6"/>-Root cause.</text:span> <text:s text:c="109"/></text:p>
      <text:p text:style-name="P1"><text:span text:style-name="T9"><text:s text:c="6"/>-Compensating controls.</text:span> <text:s text:c="98"/></text:p>
      <text:p text:style-name="P1"><text:span text:style-name="T9"><text:s text:c="6"/>-Monitoring or exception reports.</text:span> <text:s text:c="88"/></text:p>
      <text:p text:style-name="P1"><text:soft-page-break/><text:span text:style-name="T9"><text:s text:c="6"/>-System issues (if any).</text:span> <text:s text:c="97"/></text:p>
      <text:p text:style-name="P1"><text:span text:style-name="T9"><text:s text:c="6"/>-Time frame <text:s/>of the issue.</text:span> <text:s text:c="95"/></text:p>
      <text:p text:style-name="P1"><text:span text:style-name="T9"><text:s text:c="6"/>-Impact assessment.</text:span> <text:s text:c="102"/></text:p>
      <text:p text:style-name="P3"><text:s text:c="128"/></text:p>
      <text:p text:style-name="P3"><text:s text:c="128"/></text:p>
      <text:p text:style-name="P3"><text:s text:c="128"/></text:p>
      <text:p text:style-name="P1"><text:span text:style-name="T8"># Agent:</text:span> <text:span text:style-name="T10">GIA Professional Audit Report Writer</text:span> <text:s text:c="82"/></text:p>
      <text:p text:style-name="P1"><text:span text:style-name="T7">## Final Answer:</text:span> <text:s text:c="111"/></text:p>
      <text:p text:style-name="P1"><text:span text:style-name="T9">Title: Non-adherence to Competitive Bidding Process in Procurement Contracts</text:span> <text:s text:c="51"/></text:p>
      <text:p text:style-name="P3"><text:s text:c="128"/></text:p>
      <text:p text:style-name="P7">Finding: The audit uncovered 15 procurement contracts, collectively valued at over $2 million, that were awarded without followi</text:p>
      <text:p text:style-name="P3">ng the requisite competitive bidding process. These agreements were negotiated directly with suppliers and lacked documentation </text:p>
      <text:p text:style-name="P3">justifying the bypassing of the bidding procedure. This practice contravenes the company's policy which necessitates contracts s</text:p>
      <text:p text:style-name="P3">urpassing $100,000 to undergo a fair and open competitive bidding process aimed at achieving cost-effectiveness, ensuring compli</text:p>
      <text:p text:style-name="P3">ance with internal controls, and maintaining procedural fairness. <text:s text:c="62"/></text:p>
      <text:p text:style-name="P3"><text:s text:c="128"/></text:p>
      <text:p text:style-name="P7">Risks: The absence of competition in these contracts may potentially lead to overpricing or the selection of lesser quality vend</text:p>
      <text:p text:style-name="P3">ors, causing unnecessary expenses for the organization. Furthermore, this non-compliance poses a threat to the company's reputat</text:p>
      <text:p text:style-name="P3">ion and may expose it to potential legal ramifications if discovered to be violating regulations or industry standards. <text:s text:c="8"/></text:p>
      <text:p text:style-name="P3"><text:s text:c="128"/></text:p>
      <text:p text:style-name="P7">Management Action: To minimize these risks, management should initiate and enforce a comprehensive system that ensures all contr</text:p>
      <text:p text:style-name="P3">acts over $100,000 strictly adhere to the competitive bidding process. This system should encompass proper documentation and app</text:p>
      <text:p text:style-name="P3">roval mechanisms for any exceptions to this procedure. Moreover, regular reviews of procurement practices are advisable to promp</text:p>
      <text:p text:style-name="P3">tly identify and address non-compliance issues. <text:s text:c="80"/></text:p>
      <text:p text:style-name="P3"><text:s text:c="128"/></text:p>
      <text:p text:style-name="P3"><text:s text:c="128"/></text:p>
      <text:p text:style-name="P2">(ai_audit_report_writer) <text:span text:style-name="T5">ayman@AMHP840G2BML</text:span>:<text:span text:style-name="T6">~/Desktop/ai_audit_report_writer/audit_report_writing_crew</text:span>$ </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00:01:06.390072720</meta:creation-date>
    <dc:date>2025-01-11T00:49:49.004237820</dc:date>
    <meta:editing-duration>PT37M30S</meta:editing-duration>
    <meta:editing-cycles>6</meta:editing-cycles>
    <meta:generator>LibreOffice/24.2.7.2$Linux_X86_64 LibreOffice_project/420$Build-2</meta:generator>
    <meta:document-statistic meta:table-count="0" meta:image-count="0" meta:object-count="0" meta:page-count="11" meta:paragraph-count="332" meta:word-count="4276" meta:character-count="42756" meta:non-whitespace-character-count="26975"/>
  </office:meta>
</office:document-meta>
</file>